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BACKLOG" style:family="table">
      <style:table-properties style:width="6.6979in" fo:margin-left="0in" table:align="left"/>
    </style:style>
    <style:style style:name="BACKLOG.A" style:family="table-column">
      <style:table-column-properties style:column-width="2.2306in"/>
    </style:style>
    <style:style style:name="BACKLOG.B" style:family="table-column">
      <style:table-column-properties style:column-width="1.5819in"/>
    </style:style>
    <style:style style:name="BACKLOG.C" style:family="table-column">
      <style:table-column-properties style:column-width="2.8854in"/>
    </style:style>
    <style:style style:name="BACKLOG.A1" style:family="table-cell">
      <style:table-cell-properties fo:padding="0.0382in" fo:border-left="0.05pt solid #000000" fo:border-right="none" fo:border-top="0.05pt solid #000000" fo:border-bottom="0.05pt solid #000000"/>
    </style:style>
    <style:style style:name="BACKLOG.C1" style:family="table-cell">
      <style:table-cell-properties fo:padding="0.0382in" fo:border="0.05pt solid #000000"/>
    </style:style>
    <style:style style:name="BACKLOG.A2" style:family="table-cell">
      <style:table-cell-properties fo:padding="0.0382in" fo:border-left="0.05pt solid #000000" fo:border-right="none" fo:border-top="none" fo:border-bottom="0.05pt solid #000000"/>
    </style:style>
    <style:style style:name="BACKLOG.C2" style:family="table-cell">
      <style:table-cell-properties fo:padding="0.0382in" fo:border-left="0.05pt solid #000000" fo:border-right="0.05pt solid #000000" fo:border-top="none" fo:border-bottom="0.05pt solid #000000"/>
    </style:style>
    <style:style style:name="BACKLOG.7" style:family="table-row">
      <style:table-row-properties style:min-row-height="0.3896in"/>
    </style:style>
    <style:style style:name="BACKLOG.13" style:family="table-row">
      <style:table-row-properties style:min-row-height="0.3708in"/>
    </style:style>
    <style:style style:name="BACKLOG.17" style:family="table-row">
      <style:table-row-properties style:min-row-height="0.475in"/>
    </style:style>
    <style:style style:name="P1" style:family="paragraph" style:parent-style-name="Standard">
      <style:text-properties officeooo:rsid="001281eb" officeooo:paragraph-rsid="001281eb"/>
    </style:style>
    <style:style style:name="P2" style:family="paragraph" style:parent-style-name="Standard" style:list-style-name="L1">
      <style:text-properties officeooo:rsid="001281eb" officeooo:paragraph-rsid="001281eb"/>
    </style:style>
    <style:style style:name="P3" style:family="paragraph" style:parent-style-name="Standard">
      <style:text-properties officeooo:rsid="00147029" officeooo:paragraph-rsid="00147029"/>
    </style:style>
    <style:style style:name="P4" style:family="paragraph" style:parent-style-name="Standard">
      <style:text-properties style:text-position="8% 71%" officeooo:rsid="00147029" officeooo:paragraph-rsid="00147029"/>
    </style:style>
    <style:style style:name="P5" style:family="paragraph" style:parent-style-name="Standard" style:list-style-name="L1">
      <style:text-properties officeooo:rsid="00159e55" officeooo:paragraph-rsid="00159e55"/>
    </style:style>
    <style:style style:name="P6" style:family="paragraph" style:parent-style-name="Standard">
      <style:text-properties officeooo:rsid="00159e55" officeooo:paragraph-rsid="00159e55"/>
    </style:style>
    <style:style style:name="P7" style:family="paragraph" style:parent-style-name="Table_20_Contents">
      <style:text-properties officeooo:rsid="001281eb" officeooo:paragraph-rsid="001281eb"/>
    </style:style>
    <style:style style:name="P8" style:family="paragraph" style:parent-style-name="Table_20_Contents">
      <style:text-properties officeooo:rsid="001281eb" officeooo:paragraph-rsid="00147029"/>
    </style:style>
    <style:style style:name="P9" style:family="paragraph" style:parent-style-name="Table_20_Contents">
      <style:text-properties officeooo:rsid="0015411d" officeooo:paragraph-rsid="0015411d"/>
    </style:style>
    <style:style style:name="P10" style:family="paragraph" style:parent-style-name="Header">
      <style:text-properties officeooo:rsid="00147029" officeooo:paragraph-rsid="00147029"/>
    </style:style>
    <style:style style:name="T1" style:family="text">
      <style:text-properties officeooo:rsid="00147029"/>
    </style:style>
    <style:style style:name="T2" style:family="text">
      <style:text-properties style:text-position="super 58%" fo:font-size="15pt" officeooo:rsid="00147029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BACKLOG" table:style-name="BACKLOG">
        <table:table-column table:style-name="BACKLOG.A"/>
        <table:table-column table:style-name="BACKLOG.B"/>
        <table:table-column table:style-name="BACKLOG.C"/>
        <table:table-row>
          <table:table-cell table:style-name="BACKLOG.A1" office:value-type="string">
            <text:p text:style-name="P7">Issue #</text:p>
          </table:table-cell>
          <table:table-cell table:style-name="BACKLOG.A1" office:value-type="string">
            <text:p text:style-name="P7">Belongs to repository:</text:p>
          </table:table-cell>
          <table:table-cell table:style-name="BACKLOG.C1" office:value-type="string">
            <text:p text:style-name="P7">Name</text:p>
          </table:table-cell>
        </table:table-row>
        <table:table-row>
          <table:table-cell table:style-name="BACKLOG.A2" office:value-type="string">
            <text:p text:style-name="P7">1 – Alper Kaan YILDIZ</text:p>
          </table:table-cell>
          <table:table-cell table:style-name="BACKLOG.A2" office:value-type="string">
            <text:p text:style-name="P7">Website</text:p>
          </table:table-cell>
          <table:table-cell table:style-name="BACKLOG.C2" office:value-type="string">
            <text:p text:style-name="Table_20_Contents">Create/Store/View/Delete Recipes </text:p>
          </table:table-cell>
        </table:table-row>
        <table:table-row>
          <table:table-cell table:style-name="BACKLOG.A2" office:value-type="string">
            <text:p text:style-name="P8">2– Alper Kaan YILDIZ</text:p>
          </table:table-cell>
          <table:table-cell table:style-name="BACKLOG.A2" office:value-type="string">
            <text:p text:style-name="P7">Website</text:p>
          </table:table-cell>
          <table:table-cell table:style-name="BACKLOG.C2" office:value-type="string">
            <text:p text:style-name="Table_20_Contents">Recipe text/photo</text:p>
          </table:table-cell>
        </table:table-row>
        <table:table-row>
          <table:table-cell table:style-name="BACKLOG.A2" office:value-type="string">
            <text:p text:style-name="P8">3– Alper Kaan YILDIZ</text:p>
          </table:table-cell>
          <table:table-cell table:style-name="BACKLOG.A2" office:value-type="string">
            <text:p text:style-name="P7">Website</text:p>
          </table:table-cell>
          <table:table-cell table:style-name="BACKLOG.C2" office:value-type="string">
            <text:p text:style-name="Table_20_Contents">Search system</text:p>
          </table:table-cell>
        </table:table-row>
        <table:table-row>
          <table:table-cell table:style-name="BACKLOG.A2" office:value-type="string">
            <text:p text:style-name="P8">4– Alper Kaan YILDIZ</text:p>
          </table:table-cell>
          <table:table-cell table:style-name="BACKLOG.A2" office:value-type="string">
            <text:p text:style-name="P7">Website</text:p>
          </table:table-cell>
          <table:table-cell table:style-name="BACKLOG.C2" office:value-type="string">
            <text:p text:style-name="Table_20_Contents">Share system</text:p>
          </table:table-cell>
        </table:table-row>
        <table:table-row>
          <table:table-cell table:style-name="BACKLOG.A2" office:value-type="string">
            <text:p text:style-name="P8">5– Alper Kaan YILDIZ</text:p>
          </table:table-cell>
          <table:table-cell table:style-name="BACKLOG.A2" office:value-type="string">
            <text:p text:style-name="P7">Website</text:p>
          </table:table-cell>
          <table:table-cell table:style-name="BACKLOG.C2" office:value-type="string">
            <text:p text:style-name="Table_20_Contents">Account Settings </text:p>
          </table:table-cell>
        </table:table-row>
        <table:table-row table:style-name="BACKLOG.7">
          <table:table-cell table:style-name="BACKLOG.A2" office:value-type="string">
            <text:p text:style-name="P7">6 <text:s/>- Onur TETİK</text:p>
          </table:table-cell>
          <table:table-cell table:style-name="BACKLOG.A2" office:value-type="string">
            <text:p text:style-name="P7">Website</text:p>
          </table:table-cell>
          <table:table-cell table:style-name="BACKLOG.C2" office:value-type="string">
            <text:p text:style-name="Table_20_Contents">Create/Store/View/Delete Recipes Backend-Rest</text:p>
          </table:table-cell>
        </table:table-row>
        <table:table-row>
          <table:table-cell table:style-name="BACKLOG.A2" office:value-type="string">
            <text:p text:style-name="P7">7 - Onur TETİK</text:p>
          </table:table-cell>
          <table:table-cell table:style-name="BACKLOG.A2" office:value-type="string">
            <text:p text:style-name="P7">Website</text:p>
          </table:table-cell>
          <table:table-cell table:style-name="BACKLOG.C2" office:value-type="string">
            <text:p text:style-name="Table_20_Contents">Share System Backend-Rest </text:p>
          </table:table-cell>
        </table:table-row>
        <table:table-row>
          <table:table-cell table:style-name="BACKLOG.A2" office:value-type="string">
            <text:p text:style-name="P7">8 - Onur TETİK</text:p>
          </table:table-cell>
          <table:table-cell table:style-name="BACKLOG.A2" office:value-type="string">
            <text:p text:style-name="P7">Website</text:p>
          </table:table-cell>
          <table:table-cell table:style-name="BACKLOG.C2" office:value-type="string">
            <text:p text:style-name="Table_20_Contents">Search System Backend-Rest-Database</text:p>
          </table:table-cell>
        </table:table-row>
        <table:table-row>
          <table:table-cell table:style-name="BACKLOG.A2" office:value-type="string">
            <text:p text:style-name="P7">9 - Onur TETİK</text:p>
          </table:table-cell>
          <table:table-cell table:style-name="BACKLOG.A2" office:value-type="string">
            <text:p text:style-name="P7">Website</text:p>
          </table:table-cell>
          <table:table-cell table:style-name="BACKLOG.C2" office:value-type="string">
            <text:p text:style-name="Table_20_Contents">Construct Backend-Rest-Database</text:p>
          </table:table-cell>
        </table:table-row>
        <table:table-row>
          <table:table-cell table:style-name="BACKLOG.A2" office:value-type="string">
            <text:p text:style-name="P9">10 – Şükran Güler SAYGILI</text:p>
          </table:table-cell>
          <table:table-cell table:style-name="BACKLOG.A2" office:value-type="string">
            <text:p text:style-name="P9">Website</text:p>
          </table:table-cell>
          <table:table-cell table:style-name="BACKLOG.C2" office:value-type="string">
            <text:p text:style-name="Table_20_Contents">Account Settings Database</text:p>
          </table:table-cell>
        </table:table-row>
        <table:table-row>
          <table:table-cell table:style-name="BACKLOG.A2" office:value-type="string">
            <text:p text:style-name="P9">11 – Şükran Güler SAYGILI</text:p>
          </table:table-cell>
          <table:table-cell table:style-name="BACKLOG.A2" office:value-type="string">
            <text:p text:style-name="P9">Website</text:p>
          </table:table-cell>
          <table:table-cell table:style-name="BACKLOG.C2" office:value-type="string">
            <text:p text:style-name="Table_20_Contents">Tag Database</text:p>
          </table:table-cell>
        </table:table-row>
        <table:table-row table:style-name="BACKLOG.13">
          <table:table-cell table:style-name="BACKLOG.A2" office:value-type="string">
            <text:p text:style-name="P7">1 – <text:span text:style-name="T1">Barış ÖNEN </text:span><text:span text:style-name="T2">1</text:span></text:p>
          </table:table-cell>
          <table:table-cell table:style-name="BACKLOG.A2" office:value-type="string">
            <text:p text:style-name="P7">Android</text:p>
          </table:table-cell>
          <table:table-cell table:style-name="BACKLOG.C2" office:value-type="string">
            <text:p text:style-name="Table_20_Contents">Android Application Feature</text:p>
          </table:table-cell>
        </table:table-row>
        <table:table-row table:style-name="BACKLOG.13">
          <table:table-cell table:style-name="BACKLOG.A2" office:value-type="string">
            <text:p text:style-name="P8">2- Onur TETİK</text:p>
          </table:table-cell>
          <table:table-cell table:style-name="BACKLOG.A2" office:value-type="string">
            <text:p text:style-name="P7">Android</text:p>
          </table:table-cell>
          <table:table-cell table:style-name="BACKLOG.C2" office:value-type="string">
            <text:p text:style-name="Table_20_Contents">Database Rest API</text:p>
          </table:table-cell>
        </table:table-row>
        <table:table-row table:style-name="BACKLOG.13">
          <table:table-cell table:style-name="BACKLOG.A2" office:value-type="string">
            <text:p text:style-name="P7">3 - Onur TETİK</text:p>
          </table:table-cell>
          <table:table-cell table:style-name="BACKLOG.A2" office:value-type="string">
            <text:p text:style-name="P7">Android</text:p>
          </table:table-cell>
          <table:table-cell table:style-name="BACKLOG.C2" office:value-type="string">
            <text:p text:style-name="Table_20_Contents">Tag Rest Database</text:p>
          </table:table-cell>
        </table:table-row>
        <table:table-row table:style-name="BACKLOG.13">
          <table:table-cell table:style-name="BACKLOG.A2" office:value-type="string">
            <text:p text:style-name="P8">4- Onur TETİK</text:p>
          </table:table-cell>
          <table:table-cell table:style-name="BACKLOG.A2" office:value-type="string">
            <text:p text:style-name="P7">Android</text:p>
          </table:table-cell>
          <table:table-cell table:style-name="BACKLOG.C2" office:value-type="string">
            <text:p text:style-name="Table_20_Contents">Account Settings Rest Database</text:p>
          </table:table-cell>
        </table:table-row>
        <table:table-row table:style-name="BACKLOG.17">
          <table:table-cell table:style-name="BACKLOG.A2" office:value-type="string">
            <text:p text:style-name="P9">5 – Şükran Güler SAYGILI</text:p>
          </table:table-cell>
          <table:table-cell table:style-name="BACKLOG.A2" office:value-type="string">
            <text:p text:style-name="P9">Android</text:p>
          </table:table-cell>
          <table:table-cell table:style-name="BACKLOG.C2" office:value-type="string">
            <text:p text:style-name="Table_20_Contents">Create/Store/View/Delete Recipes Database</text:p>
          </table:table-cell>
        </table:table-row>
        <table:table-row table:style-name="BACKLOG.13">
          <table:table-cell table:style-name="BACKLOG.A2" office:value-type="string">
            <text:p text:style-name="P9">6 – Şükran Güler SAYGILI</text:p>
          </table:table-cell>
          <table:table-cell table:style-name="BACKLOG.A2" office:value-type="string">
            <text:p text:style-name="P9">Android</text:p>
          </table:table-cell>
          <table:table-cell table:style-name="BACKLOG.C2" office:value-type="string">
            <text:p text:style-name="Table_20_Contents">Search System Database</text:p>
          </table:table-cell>
        </table:table-row>
      </table:table>
      <text:p text:style-name="Standard"/>
      <text:p text:style-name="P4">1 This assigned issue hasn’t been divided into subtasks.</text:p>
      <text:p text:style-name="P1">In Sprint 1(May 21 – June 16) we plan to complete the issues:</text:p>
      <text:list xml:id="list593760643" text:style-name="L1">
        <text:list-item>
          <text:p text:style-name="P2">6 – Website - Create/Store/View/Delete Recipes Backend-Rest</text:p>
        </text:list-item>
        <text:list-item>
          <text:p text:style-name="P2">7 – Website - Share System Backend-Rest </text:p>
        </text:list-item>
        <text:list-item>
          <text:p text:style-name="P2">9 <text:s/>- Website - Construct Backend-Rest-Database</text:p>
        </text:list-item>
        <text:list-item>
          <text:p text:style-name="P5">10 – Website - <text:s/>Account Settings Database</text:p>
        </text:list-item>
        <text:list-item>
          <text:p text:style-name="P2">3 – Android - Tag Rest Database</text:p>
        </text:list-item>
        <text:list-item>
          <text:p text:style-name="P5">6 – Android - Search System Database</text:p>
        </text:list-item>
      </text:list>
      <text:p text:style-name="P6"/>
      <text:p text:style-name="P6"/>
      <text:p text:style-name="P3">Group representative: Alper Kaan YILDI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47029" officeooo:paragraph-rsid="0014702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ndroid – Barış ÖNEN</text:p>
        <text:p text:style-name="MP1">Website/Frontend – Alper Kaan YILDIZ</text:p>
        <text:p text:style-name="MP1">REST/Database/Backend – Onur TETİK / Şükran Güler SAYGIL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8:46:15.706300609</meta:creation-date>
    <dc:date>2019-05-31T20:47:34.198384945</dc:date>
    <meta:editing-duration>PT3M59S</meta:editing-duration>
    <meta:editing-cycles>1</meta:editing-cycles>
    <meta:document-statistic meta:table-count="1" meta:image-count="0" meta:object-count="0" meta:page-count="1" meta:paragraph-count="66" meta:word-count="216" meta:character-count="1412" meta:non-whitespace-character-count="1246"/>
    <meta:generator>LibreOffice/6.0.7.3$Linux_X86_64 LibreOffice_project/00m0$Build-3</meta:generator>
  </office:meta>
</office:document-meta>
</file>